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94cm" svg:stroke-color="#3daee9" draw:marker-start-width="1.683cm" draw:marker-end-width="1.683cm" draw:stroke-linejoin="miter" draw:fill-color="#ffffff" draw:textarea-vertical-align="middle" fo:padding-top="0.372cm" fo:padding-bottom="0.372cm" fo:padding-left="0.497cm" fo:padding-right="0.49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7.056cm" svg:height="7.056cm" svg:x="8.056cm" svg:y="8.05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17:18:37</dc:date>
    <meta:editing-duration>PT55M2S</meta:editing-duration>
    <meta:editing-cycles>15</meta:editing-cycles>
    <meta:generator>OpenOffice/4.1.4$Unix OpenOffice.org_project/414m5$Build-9788</meta:generator>
    <meta:document-statistic meta:object-count="1"/>
  </office:meta>
</office:document-meta>
</file>